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4">
      <style:table-cell-properties style:vertical-align="middle" style:cell-protect="protected"/>
    </style:style>
    <style:style style:name="ce4" style:family="table-cell" style:parent-style-name="Default" style:data-style-name="N19">
      <style:table-cell-properties style:vertical-align="middle" style:cell-protect="protected"/>
    </style:style>
    <style:style style:name="ce5" style:family="table-cell" style:parent-style-name="Default" style:data-style-name="N0">
      <style:text-properties fo:font-style="italic" style:font-style-asian="italic" style:font-style-complex="italic"/>
    </style:style>
    <style:style style:name="ce6" style:family="table-cell" style:parent-style-name="Default" style:data-style-name="N4">
      <style:table-cell-properties style:vertical-align="middle"/>
    </style:style>
    <style:style style:name="ce7" style:family="table-cell" style:parent-style-name="Default" style:data-style-name="N19">
      <style:table-cell-properties style:vertical-align="middle"/>
    </style:style>
    <style:style style:name="ce8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9" style:family="table-cell" style:parent-style-name="Default" style:data-style-name="N0">
      <style:table-cell-properties fo:border-top="thin solid #999999" fo:border-bottom="none" fo:border-left="thin solid #FFFFFF" fo:border-right="none"/>
    </style:style>
    <style:style style:name="ce10" style:family="table-cell" style:parent-style-name="Default" style:data-style-name="N0">
      <style:table-cell-properties fo:border-top="thin solid #999999" fo:border-bottom="none" fo:border-left="thin solid #FFFFFF" fo:border-right="thin solid #999999"/>
    </style:style>
    <style:style style:name="ce11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2" style:family="table-cell" style:parent-style-name="Default" style:data-style-name="N0">
      <style:table-cell-properties fo:border="thin solid #999999"/>
    </style:style>
    <style:style style:name="ce13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14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15" style:family="table-cell" style:parent-style-name="Default" style:data-style-name="N0">
      <style:table-cell-properties fo:border-top="thin solid #999999" fo:border-bottom="none" fo:border-left="thin solid #999999" fo:border-right="none" style:vertical-align="automatic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-top="thin solid #FFFFFF" fo:border-bottom="none" fo:border-left="thin solid #999999" fo:border-right="none" style:vertical-align="automatic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fo:border-top="thin solid #999999" fo:border-bottom="thin solid #999999" fo:border-left="thin solid #999999" fo:border-right="none" style:vertical-align="automatic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fo:border-top="thin solid #999999" fo:border-bottom="none" fo:border-left="thin solid #999999" fo:border-right="none"/>
    </style:style>
    <style:style style:name="ce19" style:family="table-cell" style:parent-style-name="Default" style:data-style-name="N0">
      <style:table-cell-properties fo:border-top="thin solid #999999" fo:border-bottom="none" fo:border-left="none" fo:border-right="none"/>
    </style:style>
    <style:style style:name="ce20" style:family="table-cell" style:parent-style-name="Default" style:data-style-name="N0">
      <style:table-cell-properties fo:border-top="thin solid #999999" fo:border-bottom="none" fo:border-left="thin solid #999999" fo:border-right="thin solid #999999"/>
    </style:style>
    <style:style style:name="ce21" style:family="table-cell" style:parent-style-name="Default" style:data-style-name="N0">
      <style:table-cell-properties fo:border-top="thin solid #FFFFFF" fo:border-bottom="none" fo:border-left="thin solid #999999" fo:border-right="none"/>
    </style:style>
    <style:style style:name="ce22" style:family="table-cell" style:parent-style-name="Default" style:data-style-name="N0">
      <style:table-cell-properties fo:border-top="thin solid #FFFFFF" fo:border-bottom="none" fo:border-left="none" fo:border-right="none"/>
    </style:style>
    <style:style style:name="ce23" style:family="table-cell" style:parent-style-name="Default" style:data-style-name="N0">
      <style:table-cell-properties fo:border-top="thin solid #FFFFFF" fo:border-bottom="none" fo:border-left="thin solid #999999" fo:border-right="thin solid #999999"/>
    </style:style>
    <style:style style:name="ce24" style:family="table-cell" style:parent-style-name="Default" style:data-style-name="N0">
      <style:table-cell-properties fo:border-top="thin solid #999999" fo:border-bottom="thin solid #999999" fo:border-left="thin solid #999999" fo:border-right="none"/>
    </style:style>
    <style:style style:name="ce25" style:family="table-cell" style:parent-style-name="Default" style:data-style-name="N0">
      <style:table-cell-properties fo:border-top="thin solid #999999" fo:border-bottom="thin solid #999999" fo:border-left="none" fo:border-right="none"/>
    </style:style>
    <style:style style:name="ce26" style:family="table-cell" style:parent-style-name="Default" style:data-style-name="N0">
      <style:table-cell-properties fo:border="thin solid #999999"/>
    </style:style>
    <style:style style:name="ce27" style:family="table-cell" style:parent-style-name="Default" style:data-style-name="N0">
      <style:table-cell-properties fo:border="thin solid #999999"/>
    </style:style>
    <style:style style:name="ce28" style:family="table-cell" style:parent-style-name="Default" style:data-style-name="N13"/>
    <style:style style:name="ce29" style:family="table-cell" style:parent-style-name="Default" style:data-style-name="N12"/>
    <style:style style:name="ce30" style:family="table-cell" style:parent-style-name="Default" style:data-style-name="N36"/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4.23333333333333cm"/>
    </style:style>
    <style:style style:name="co3" style:family="table-column">
      <style:table-column-properties fo:break-before="auto" style:column-width="2.69875cm"/>
    </style:style>
    <style:style style:name="co4" style:family="table-column">
      <style:table-column-properties fo:break-before="auto" style:column-width="2.80458333333333cm"/>
    </style:style>
    <style:style style:name="co5" style:family="table-column">
      <style:table-column-properties fo:break-before="auto" style:column-width="3.5454166666666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91041666666667cm" style:use-optimal-column-width="true"/>
    </style:style>
    <style:style style:name="co9" style:family="table-column">
      <style:table-column-properties fo:break-before="auto" style:column-width="3.01625cm" style:use-optimal-column-width="true"/>
    </style:style>
    <style:style style:name="co10" style:family="table-column">
      <style:table-column-properties fo:break-before="auto" style:column-width="2.143125cm" style:use-optimal-column-width="true"/>
    </style:style>
    <style:style style:name="co11" style:family="table-column">
      <style:table-column-properties fo:break-before="auto" style:column-width="2.06375cm" style:use-optimal-column-width="true"/>
    </style:style>
    <style:style style:name="co12" style:family="table-column">
      <style:table-column-properties fo:break-before="auto" style:column-width="2.09020833333333cm" style:use-optimal-column-width="true"/>
    </style:style>
    <style:style style:name="co13" style:family="table-column">
      <style:table-column-properties fo:break-before="auto" style:column-width="1.56104166666667cm" style:use-optimal-column-width="true"/>
    </style:style>
    <style:style style:name="co14" style:family="table-column">
      <style:table-column-properties fo:break-before="auto" style:column-width="2.2225cm" style:use-optimal-column-width="true"/>
    </style:style>
    <style:style style:name="co15" style:family="table-column">
      <style:table-column-properties fo:break-before="auto" style:column-width="2.48708333333333cm" style:use-optimal-column-width="true"/>
    </style:style>
    <style:style style:name="co16" style:family="table-column">
      <style:table-column-properties fo:break-before="auto" style:column-width="1.905cm" style:use-optimal-column-width="true"/>
    </style:style>
    <style:style style:name="co17" style:family="table-column">
      <style:table-column-properties fo:break-before="auto" style:column-width="1.508125cm" style:use-optimal-column-width="true"/>
    </style:style>
    <style:style style:name="co18" style:family="table-column">
      <style:table-column-properties fo:break-before="auto" style:column-width="1.825625cm" style:use-optimal-column-width="true"/>
    </style:style>
    <style:style style:name="co19" style:family="table-column">
      <style:table-column-properties fo:break-before="auto" style:column-width="3.06916666666667cm" style:use-optimal-column-width="true"/>
    </style:style>
    <style:style style:name="co20" style:family="table-column">
      <style:table-column-properties fo:break-before="auto" style:column-width="3.30729166666667cm" style:use-optimal-column-width="true"/>
    </style:style>
    <style:style style:name="co21" style:family="table-column">
      <style:table-column-properties fo:break-before="auto" style:column-width="2.19604166666667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2.778125cm" style:use-optimal-column-width="true"/>
    </style:style>
    <style:style style:name="co24" style:family="table-column">
      <style:table-column-properties fo:break-before="auto" style:column-width="2.43416666666667cm" style:use-optimal-column-width="true"/>
    </style:style>
    <style:style style:name="co25" style:family="table-column">
      <style:table-column-properties fo:break-before="auto" style:column-width="3.22791666666667cm"/>
    </style:style>
    <style:style style:name="co26" style:family="table-column">
      <style:table-column-properties fo:break-before="auto" style:column-width="2.24895833333333cm"/>
    </style:style>
    <style:style style:name="co27" style:family="table-column">
      <style:table-column-properties fo:break-before="auto" style:column-width="3.095625cm"/>
    </style:style>
    <style:style style:name="co28" style:family="table-column">
      <style:table-column-properties fo:break-before="auto" style:column-width="2.59291666666667cm" style:use-optimal-column-width="true"/>
    </style:style>
    <style:style style:name="co29" style:family="table-column">
      <style:table-column-properties fo:break-before="auto" style:column-width="2.88395833333333cm"/>
    </style:style>
    <style:style style:name="co30" style:family="table-column">
      <style:table-column-properties fo:break-before="auto" style:column-width="4.15395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RODUCTO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SECC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ECIO</text:p>
          </table:table-cell>
          <table:table-cell office:value-type="string" table:style-name="ce2">
            <text:p>FECHA</text:p>
          </table:table-cell>
          <table:table-cell office:value-type="string" table:style-name="ce2">
            <text:p>IMPORTADO</text:p>
          </table:table-cell>
          <table:table-cell office:value-type="string" table:style-name="ce2">
            <text:p>COUNTRY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ERÁMICA</text:p>
          </table:table-cell>
          <table:table-cell office:value-type="string" table:style-name="ce1">
            <text:p>TUBOS</text:p>
          </table:table-cell>
          <table:table-cell office:value-type="float" office:value="168.42529999999999" table:style-name="ce3">
            <text:p>168.43</text:p>
          </table:table-cell>
          <table:table-cell office:value-type="date" office:date-value="2000-02-04T00:00:00" table:style-name="ce4">
            <text:p>4/02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HINA</text:p>
          </table:table-cell>
          <table:table-cell table:number-columns-repeated="3" table:style-name="ce1"/>
          <table:table-cell office:value-type="string" table:style-name="ce1">
            <text:p>&gt;50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CERÁMICA</text:p>
          </table:table-cell>
          <table:table-cell office:value-type="string" table:style-name="ce1">
            <text:p>PLATO DECORATIVO</text:p>
          </table:table-cell>
          <table:table-cell office:value-type="float" office:value="54.091099999999997" table:style-name="ce3">
            <text:p>54.09</text:p>
          </table:table-cell>
          <table:table-cell office:value-type="date" office:date-value="2000-06-07T00:00:00" table:style-name="ce4">
            <text:p>7/06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HIN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ERÁMICA</text:p>
          </table:table-cell>
          <table:table-cell office:value-type="string" table:style-name="ce1">
            <text:p>JUEGO DE TE</text:p>
          </table:table-cell>
          <table:table-cell office:value-type="float" office:value="43.272799999999997" table:style-name="ce3">
            <text:p>43.27</text:p>
          </table:table-cell>
          <table:table-cell office:value-type="date" office:date-value="2001-01-15T00:00:00" table:style-name="ce4">
            <text:p>15/01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HIN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ERÁMICA</text:p>
          </table:table-cell>
          <table:table-cell office:value-type="string" table:style-name="ce1">
            <text:p>JARRA CHINA</text:p>
          </table:table-cell>
          <table:table-cell office:value-type="float" office:value="127.7704" table:style-name="ce3">
            <text:p>127.77</text:p>
          </table:table-cell>
          <table:table-cell office:value-type="date" office:date-value="2002-09-02T00:00:00" table:style-name="ce4">
            <text:p>2/09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HIN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NFECCIÓN</text:p>
          </table:table-cell>
          <table:table-cell office:value-type="string" table:style-name="ce1">
            <text:p>BLUSA SRA.</text:p>
          </table:table-cell>
          <table:table-cell office:value-type="float" office:value="101.0566" table:style-name="ce3">
            <text:p>101.06</text:p>
          </table:table-cell>
          <table:table-cell office:value-type="date" office:date-value="2000-03-18T00:00:00" table:style-name="ce4">
            <text:p>18/03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CHIN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ERÁMICA</text:p>
          </table:table-cell>
          <table:table-cell office:value-type="string" table:style-name="ce1">
            <text:p>MACETA</text:p>
          </table:table-cell>
          <table:table-cell office:value-type="float" office:value="29.043399999999998" table:style-name="ce3">
            <text:p>29.04</text:p>
          </table:table-cell>
          <table:table-cell office:value-type="date" office:date-value="2000-02-23T00:00:00" table:style-name="ce4">
            <text:p>23/02/2000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20" table:style-name="ce1"/>
          <table:table-cell table:style-name="ce1">
            <draw:frame draw:z-index="1" draw:id="id0" draw:style-name="a0" draw:name="Chart 3" svg:x="0in" svg:y="0in" svg:width="5.01823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57"/>
        </table:table-row>
        <table:table-row table:style-name="ro1">
          <table:table-cell office:value-type="string" table:style-name="ce1">
            <text:p>CONFECCIÓN</text:p>
          </table:table-cell>
          <table:table-cell office:value-type="string" table:style-name="ce1">
            <text:p>CAMISA CABALLERO</text:p>
          </table:table-cell>
          <table:table-cell office:value-type="float" office:value="67.130600000000001" table:style-name="ce3">
            <text:p>67.13</text:p>
          </table:table-cell>
          <table:table-cell office:value-type="date" office:date-value="2002-08-11T00:00:00" table:style-name="ce4">
            <text:p>11/08/20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NFECCIÓN</text:p>
          </table:table-cell>
          <table:table-cell office:value-type="string" table:style-name="ce1">
            <text:p>CINTURÓN DE PIEL</text:p>
          </table:table-cell>
          <table:table-cell office:value-type="float" office:value="4.3273000000000001" table:style-name="ce3">
            <text:p>4.33</text:p>
          </table:table-cell>
          <table:table-cell office:value-type="date" office:date-value="2002-05-12T00:00:00" table:style-name="ce4">
            <text:p>12/05/20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EPORTES</text:p>
          </table:table-cell>
          <table:table-cell office:value-type="string" table:style-name="ce1">
            <text:p>BALÓN FÚTBOL</text:p>
          </table:table-cell>
          <table:table-cell office:value-type="float" office:value="43.914700000000003" table:style-name="ce3">
            <text:p>43.91</text:p>
          </table:table-cell>
          <table:table-cell office:value-type="date" office:date-value="2002-07-04T00:00:00" table:style-name="ce4">
            <text:p>4/07/20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EPORTES</text:p>
          </table:table-cell>
          <table:table-cell office:value-type="string" table:style-name="ce1">
            <text:p>BOTA ALPINISMO</text:p>
          </table:table-cell>
          <table:table-cell office:value-type="float" office:value="144" table:style-name="ce3">
            <text:p>144.00</text:p>
          </table:table-cell>
          <table:table-cell office:value-type="date" office:date-value="2002-05-05T00:00:00" table:style-name="ce4">
            <text:p>5/05/20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EPORTES</text:p>
          </table:table-cell>
          <table:table-cell office:value-type="string" table:style-name="ce1">
            <text:p>PALAS DE PING PONG</text:p>
          </table:table-cell>
          <table:table-cell office:value-type="float" office:value="21.6" table:style-name="ce3">
            <text:p>21.60</text:p>
          </table:table-cell>
          <table:table-cell office:value-type="date" office:date-value="2002-02-02T00:00:00" table:style-name="ce4">
            <text:p>2/02/20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6.6280000000000001" table:style-name="ce3">
            <text:p>6.63</text:p>
          </table:table-cell>
          <table:table-cell office:value-type="date" office:date-value="2000-10-22T00:00:00" table:style-name="ce4">
            <text:p>22/10/2000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ERRETERÍA</text:p>
          </table:table-cell>
          <table:table-cell office:value-type="string" table:style-name="ce1">
            <text:p>MARTILLO</text:p>
          </table:table-cell>
          <table:table-cell office:value-type="float" office:value="11.395200000000001" table:style-name="ce3">
            <text:p>11.40</text:p>
          </table:table-cell>
          <table:table-cell office:value-type="date" office:date-value="2001-09-04T00:00:00" table:style-name="ce4">
            <text:p>4/09/2001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ERRETERÍA</text:p>
          </table:table-cell>
          <table:table-cell office:value-type="string" table:style-name="ce1">
            <text:p>LIMA GRANDE</text:p>
          </table:table-cell>
          <table:table-cell office:value-type="float" office:value="22.069199999999999" table:style-name="ce3">
            <text:p>22.07</text:p>
          </table:table-cell>
          <table:table-cell office:value-type="date" office:date-value="2002-08-10T00:00:00" table:style-name="ce4">
            <text:p>10/08/2002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JUGUETERÍA</text:p>
          </table:table-cell>
          <table:table-cell office:value-type="string" table:style-name="ce1">
            <text:p>MUÑECA ANDADORA</text:p>
          </table:table-cell>
          <table:table-cell office:value-type="float" office:value="105.05929999999999" table:style-name="ce3">
            <text:p>105.06</text:p>
          </table:table-cell>
          <table:table-cell office:value-type="date" office:date-value="2001-01-04T00:00:00" table:style-name="ce4">
            <text:p>4/01/2001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JUGUETERÍA</text:p>
          </table:table-cell>
          <table:table-cell office:value-type="string" table:style-name="ce1">
            <text:p>PISTOLA CON SONIDOS</text:p>
          </table:table-cell>
          <table:table-cell office:value-type="float" office:value="57.25" table:style-name="ce3">
            <text:p>57.25</text:p>
          </table:table-cell>
          <table:table-cell office:value-type="date" office:date-value="2001-04-15T00:00:00" table:style-name="ce4">
            <text:p>15/04/2001</text:p>
          </table:table-cell>
          <table:table-cell office:value-type="boolean" office:boolean-value="false" table:style-name="ce1">
            <text:p>FALSE</text:p>
          </table:table-cell>
          <table:table-cell office:value-type="string" table:style-name="ce1">
            <text:p>ESPAÑ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NFECCIÓN</text:p>
          </table:table-cell>
          <table:table-cell office:value-type="string" table:style-name="ce1">
            <text:p>SERRUCHO</text:p>
          </table:table-cell>
          <table:table-cell office:value-type="float" office:value="30.204499999999999" table:style-name="ce3">
            <text:p>30.20</text:p>
          </table:table-cell>
          <table:table-cell office:value-type="date" office:date-value="2001-03-23T00:00:00" table:style-name="ce4">
            <text:p>23/03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FRANCI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ERRETERÍA</text:p>
          </table:table-cell>
          <table:table-cell office:value-type="string" table:style-name="ce1">
            <text:p>DESTORNILLADOR</text:p>
          </table:table-cell>
          <table:table-cell office:value-type="float" office:value="9.0584000000000007" table:style-name="ce3">
            <text:p>9.06</text:p>
          </table:table-cell>
          <table:table-cell office:value-type="date" office:date-value="2002-02-20T00:00:00" table:style-name="ce4">
            <text:p>20/02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FRANCIA</text:p>
          </table:table-cell>
          <table:table-cell table:number-columns-repeated="17" table:style-name="ce1"/>
          <table:table-cell table:style-name="ce5"/>
          <table:table-cell table:number-columns-repeated="16360"/>
        </table:table-row>
        <table:table-row table:style-name="ro1">
          <table:table-cell office:value-type="string" table:style-name="ce1">
            <text:p>CONFECCIÓN</text:p>
          </table:table-cell>
          <table:table-cell office:value-type="string" table:style-name="ce1">
            <text:p>TRAJE CABALLERO</text:p>
          </table:table-cell>
          <table:table-cell office:value-type="float" office:value="284.57690000000002" table:style-name="ce3">
            <text:p>284.58</text:p>
          </table:table-cell>
          <table:table-cell office:value-type="date" office:date-value="2002-03-11T00:00:00" table:style-name="ce4">
            <text:p>11/03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ITALI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NFECCIÓN</text:p>
          </table:table-cell>
          <table:table-cell office:value-type="string" table:style-name="ce1">
            <text:p>CAZADORA PIEL</text:p>
          </table:table-cell>
          <table:table-cell office:value-type="float" office:value="522.69299999999998" table:style-name="ce3">
            <text:p>522.69</text:p>
          </table:table-cell>
          <table:table-cell office:value-type="date" office:date-value="2001-07-10T00:00:00" table:style-name="ce4">
            <text:p>10/07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ITALI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NFECCIÓN</text:p>
          </table:table-cell>
          <table:table-cell office:value-type="string" table:style-name="ce1">
            <text:p>ABRIGO CABALLERO</text:p>
          </table:table-cell>
          <table:table-cell office:value-type="float" office:value="500000" table:style-name="ce3">
            <text:p>500,000.00</text:p>
          </table:table-cell>
          <table:table-cell office:value-type="date" office:date-value="2002-04-05T00:00:00" table:style-name="ce4">
            <text:p>5/04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ITALI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ERRETERÍA</text:p>
          </table:table-cell>
          <table:table-cell office:value-type="string" table:style-name="ce1">
            <text:p>ALICATES</text:p>
          </table:table-cell>
          <table:table-cell office:value-type="float" office:value="6.7362000000000002" table:style-name="ce3">
            <text:p>6.74</text:p>
          </table:table-cell>
          <table:table-cell office:value-type="date" office:date-value="2000-04-17T00:00:00" table:style-name="ce4">
            <text:p>17/04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ITALI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ERÁMICA</text:p>
          </table:table-cell>
          <table:table-cell office:value-type="string" table:style-name="ce1">
            <text:p>CENICERO</text:p>
          </table:table-cell>
          <table:table-cell office:value-type="float" office:value="19.7468" table:style-name="ce3">
            <text:p>19.75</text:p>
          </table:table-cell>
          <table:table-cell office:value-type="date" office:date-value="2001-07-02T00:00:00" table:style-name="ce4">
            <text:p>2/07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APÓ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EPORTES</text:p>
          </table:table-cell>
          <table:table-cell office:value-type="string" table:style-name="ce1">
            <text:p>BALÓN BALONCESTO</text:p>
          </table:table-cell>
          <table:table-cell office:value-type="float" office:value="75.273099999999999" table:style-name="ce3">
            <text:p>75.27</text:p>
          </table:table-cell>
          <table:table-cell office:value-type="date" office:date-value="2001-06-25T00:00:00" table:style-name="ce4">
            <text:p>25/06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APÓ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JUGUETERÍA</text:p>
          </table:table-cell>
          <table:table-cell office:value-type="string" table:style-name="ce1">
            <text:p>CORREPASILLOS</text:p>
          </table:table-cell>
          <table:table-cell office:value-type="float" office:value="103.3356" table:style-name="ce3">
            <text:p>103.34</text:p>
          </table:table-cell>
          <table:table-cell office:value-type="date" office:date-value="2000-04-11T00:00:00" table:style-name="ce4">
            <text:p>11/04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APÓ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JUGUETERÍA</text:p>
          </table:table-cell>
          <table:table-cell office:value-type="string" table:style-name="ce1">
            <text:p>TREN ELÉCTRICO</text:p>
          </table:table-cell>
          <table:table-cell office:value-type="float" office:value="1505.3766000000001" table:style-name="ce3">
            <text:p>1,505.38</text:p>
          </table:table-cell>
          <table:table-cell office:value-type="date" office:date-value="2001-07-03T00:00:00" table:style-name="ce4">
            <text:p>3/07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APÓ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JUGUETERÍA</text:p>
          </table:table-cell>
          <table:table-cell office:value-type="string" table:style-name="ce1">
            <text:p>FUERTE DE SOLDADOS</text:p>
          </table:table-cell>
          <table:table-cell office:value-type="float" office:value="143.702" table:style-name="ce3">
            <text:p>143.70</text:p>
          </table:table-cell>
          <table:table-cell office:value-type="date" office:date-value="2000-11-25T00:00:00" table:style-name="ce4">
            <text:p>25/11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JAPÓ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NFECCIÓN</text:p>
          </table:table-cell>
          <table:table-cell office:value-type="string" table:style-name="ce1">
            <text:p>PANTALÓN SEÑORA</text:p>
          </table:table-cell>
          <table:table-cell office:value-type="float" office:value="174.23099999999999" table:style-name="ce3">
            <text:p>174.23</text:p>
          </table:table-cell>
          <table:table-cell office:value-type="date" office:date-value="2000-01-10T00:00:00" table:style-name="ce4">
            <text:p>10/01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MARRUECO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ONFECCIÓN</text:p>
          </table:table-cell>
          <table:table-cell office:value-type="string" table:style-name="ce1">
            <text:p>ABRIGO SRA</text:p>
          </table:table-cell>
          <table:table-cell office:value-type="float" office:value="360.0736" table:style-name="ce3">
            <text:p>360.07</text:p>
          </table:table-cell>
          <table:table-cell office:value-type="date" office:date-value="2001-05-03T00:00:00" table:style-name="ce4">
            <text:p>3/05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MARRUECO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JUGUETERÍA</text:p>
          </table:table-cell>
          <table:table-cell office:value-type="string" table:style-name="ce1">
            <text:p>COCHE TELEDIRIGIDO</text:p>
          </table:table-cell>
          <table:table-cell office:value-type="float" office:value="159.4462" table:style-name="ce3">
            <text:p>159.45</text:p>
          </table:table-cell>
          <table:table-cell office:value-type="date" office:date-value="2002-05-26T00:00:00" table:style-name="ce4">
            <text:p>26/05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MARRUECO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DEPORTES</text:p>
          </table:table-cell>
          <table:table-cell office:value-type="string" table:style-name="ce1">
            <text:p>PISTOLA OLÍMPICA</text:p>
          </table:table-cell>
          <table:table-cell office:value-type="float" office:value="46.734699999999997" table:style-name="ce3">
            <text:p>46.73</text:p>
          </table:table-cell>
          <table:table-cell office:value-type="date" office:date-value="2001-02-02T00:00:00" table:style-name="ce4">
            <text:p>2/02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SUECIA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FERRETERÍA</text:p>
          </table:table-cell>
          <table:table-cell office:value-type="string" table:style-name="ce1">
            <text:p>JUEGO DE BROCAS</text:p>
          </table:table-cell>
          <table:table-cell office:value-type="float" office:value="15.095000000000001" table:style-name="ce3">
            <text:p>15.10</text:p>
          </table:table-cell>
          <table:table-cell office:value-type="date" office:date-value="2002-07-04T00:00:00" table:style-name="ce4">
            <text:p>4/07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TAIWÁ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OFICINA</text:p>
          </table:table-cell>
          <table:table-cell office:value-type="string" table:style-name="ce1">
            <text:p>PIE DE LÁMPARA</text:p>
          </table:table-cell>
          <table:table-cell office:value-type="float" office:value="39.760599999999997" table:style-name="ce3">
            <text:p>39.76</text:p>
          </table:table-cell>
          <table:table-cell office:value-type="date" office:date-value="2001-05-27T00:00:00" table:style-name="ce4">
            <text:p>27/05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TURQUÍ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3">
            <text:p>93.47</text:p>
          </table:table-cell>
          <table:table-cell office:value-type="date" office:date-value="2000-03-20T00:00:00" table:style-name="ce4">
            <text:p>20/03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3">
            <text:p>60.00</text:p>
          </table:table-cell>
          <table:table-cell office:value-type="date" office:date-value="2000-09-13T00:00:00" table:style-name="ce4">
            <text:p>13/09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3">
            <text:p>111.64</text:p>
          </table:table-cell>
          <table:table-cell office:value-type="date" office:date-value="2000-11-11T00:00:00" table:style-name="ce4">
            <text:p>11/11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3">
            <text:p>439.18</text:p>
          </table:table-cell>
          <table:table-cell office:value-type="date" office:date-value="2002-01-03T00:00:00" table:style-name="ce4">
            <text:p>3/01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3">
            <text:p>270.00</text:p>
          </table:table-cell>
          <table:table-cell office:value-type="date" office:date-value="2000-02-14T00:00:00" table:style-name="ce4">
            <text:p>14/02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3">
            <text:p>24.40</text:p>
          </table:table-cell>
          <table:table-cell office:value-type="date" office:date-value="2000-02-14T00:00:00" table:style-name="ce4">
            <text:p>14/02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3">
            <text:p>442.54</text:p>
          </table:table-cell>
          <table:table-cell office:value-type="date" office:date-value="2002-09-24T00:00:00" table:style-name="ce4">
            <text:p>24/09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8"/>
        </table:table-row>
        <table:table-row table:number-rows-repeated="1048535" table:style-name="ro1">
          <table:table-cell table:number-columns-repeated="16384"/>
        </table:table-row>
        <table:named-expressions>
          <table:named-range table:name="Criteria" table:cell-range-address="PRODUCTOS.$H$1:PRODUCTOS.$M$2" table:base-cell-address="PRODUCTOS.$A$1"/>
        </table:named-expressions>
      </table:table>
      <table:table table:name="Sheet2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6" table:default-cell-style-name="ce1"/>
        <table:table-column table:style-name="co11" table:number-columns-repeated="3" table:default-cell-style-name="ce1"/>
        <table:table-column table:style-name="co16" table:default-cell-style-name="ce1"/>
        <table:table-column table:style-name="co15" table:default-cell-style-name="ce1"/>
        <table:table-column table:style-name="co11" table:default-cell-style-name="ce1"/>
        <table:table-column table:style-name="co16" table:default-cell-style-name="ce1"/>
        <table:table-column table:style-name="co15" table:default-cell-style-name="ce1"/>
        <table:table-column table:style-name="co11" table:default-cell-style-name="ce1"/>
        <table:table-column table:style-name="co16" table:default-cell-style-name="ce1"/>
        <table:table-column table:style-name="co15" table:default-cell-style-name="ce1"/>
        <table:table-column table:style-name="co11" table:default-cell-style-name="ce1"/>
        <table:table-column table:style-name="co9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7" table:number-columns-repeated="2" table:default-cell-style-name="ce1"/>
        <table:table-column table:style-name="co19" table:default-cell-style-name="ce1"/>
        <table:table-column table:style-name="co16" table:default-cell-style-name="ce1"/>
        <table:table-column table:style-name="co15" table:default-cell-style-name="ce1"/>
        <table:table-column table:style-name="co11" table:default-cell-style-name="ce1"/>
        <table:table-column table:style-name="co20" table:default-cell-style-name="ce1"/>
        <table:table-column table:style-name="co21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8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8" table:default-cell-style-name="ce1"/>
        <table:table-column table:style-name="co17" table:number-columns-repeated="2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8" table:default-cell-style-name="ce1"/>
        <table:table-column table:style-name="co23" table:default-cell-style-name="ce1"/>
        <table:table-column table:style-name="co24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8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8" table:default-cell-style-name="ce1"/>
        <table:table-column table:style-name="co17" table:default-cell-style-name="ce1"/>
        <table:table-column table:style-name="co22" table:default-cell-style-name="ce1"/>
        <table:table-column table:style-name="co17" table:number-columns-repeated="2" table:default-cell-style-name="ce1"/>
        <table:table-column table:style-name="co22" table:default-cell-style-name="ce1"/>
        <table:table-column table:style-name="co18" table:default-cell-style-name="ce1"/>
        <table:table-column table:style-name="co9" table:default-cell-style-name="ce1"/>
        <table:table-column table:style-name="co15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8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8" table:default-cell-style-name="ce1"/>
        <table:table-column table:style-name="co17" table:default-cell-style-name="ce1"/>
        <table:table-column table:style-name="co22" table:default-cell-style-name="ce1"/>
        <table:table-column table:style-name="co17" table:default-cell-style-name="ce1"/>
        <table:table-column table:style-name="co22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2" table:default-cell-style-name="ce1"/>
        <table:table-column table:style-name="co18" table:default-cell-style-name="ce1"/>
        <table:table-column table:style-name="co15" table:default-cell-style-name="ce1"/>
        <table:table-column table:style-name="co11" table:default-cell-style-name="ce1"/>
        <table:table-column table:style-name="co7" table:number-columns-repeated="16287" table:default-cell-style-name="ce1"/>
        <table:table-row table:style-name="ro1">
          <table:table-cell office:value-type="string" table:style-name="ce27">
            <text:p>COUNTRY</text:p>
          </table:table-cell>
          <table:table-cell office:value-type="string" table:style-name="ce12">
            <text:p>(All)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Sum of PRECIO</text:p>
          </table:table-cell>
          <table:table-cell office:value-type="string" table:style-name="ce11">
            <text:p>Column Labels</text:p>
          </table:table-cell>
          <table:table-cell table:style-name="ce9"/>
          <table:table-cell table:style-name="ce10"/>
          <table:table-cell table:number-columns-repeated="16380"/>
        </table:table-row>
        <table:table-row table:style-name="ro1">
          <table:table-cell office:value-type="string" table:style-name="ce11">
            <text:p>Row Labels</text:p>
          </table:table-cell>
          <table:table-cell office:value-type="string" table:style-name="ce8">
            <text:p>CERÁMICA</text:p>
          </table:table-cell>
          <table:table-cell office:value-type="string" table:style-name="ce13">
            <text:p>JUGUETERÍA</text:p>
          </table:table-cell>
          <table:table-cell office:value-type="string" table:style-name="ce14">
            <text:p>Grand Total</text:p>
          </table:table-cell>
          <table:table-cell table:number-columns-repeated="16380"/>
        </table:table-row>
        <table:table-row table:style-name="ro1">
          <table:table-cell office:value-type="string" table:style-name="ce15">
            <text:p>CONSOLA VIDEO</text:p>
          </table:table-cell>
          <table:table-cell table:style-name="ce18"/>
          <table:table-cell office:value-type="float" office:value="442.5444" table:style-name="ce19">
            <text:p>442.5444</text:p>
          </table:table-cell>
          <table:table-cell office:value-type="float" office:value="442.5444" table:style-name="ce20">
            <text:p>442.5444</text:p>
          </table:table-cell>
          <table:table-cell table:number-columns-repeated="4"/>
          <table:table-cell table:style-name="ce1"/>
          <table:table-cell table:number-columns-repeated="16375"/>
        </table:table-row>
        <table:table-row table:style-name="ro1">
          <table:table-cell office:value-type="string" table:style-name="ce16">
            <text:p>JARRA CHINA</text:p>
          </table:table-cell>
          <table:table-cell office:value-type="float" office:value="127.7704" table:style-name="ce21">
            <text:p>127.7704</text:p>
          </table:table-cell>
          <table:table-cell table:style-name="ce22"/>
          <table:table-cell office:value-type="float" office:value="127.7704" table:style-name="ce23">
            <text:p>127.7704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Grand Total</text:p>
          </table:table-cell>
          <table:table-cell office:value-type="float" office:value="127.7704" table:style-name="ce24">
            <text:p>127.7704</text:p>
          </table:table-cell>
          <table:table-cell office:value-type="float" office:value="442.5444" table:style-name="ce25">
            <text:p>442.5444</text:p>
          </table:table-cell>
          <table:table-cell office:value-type="float" office:value="570.31479999999999" table:style-name="ce26">
            <text:p>570.3148</text:p>
          </table:table-cell>
          <table:table-cell table:number-columns-repeated="16380"/>
        </table:table-row>
        <table:table-row table:number-rows-repeated="1048569" table:style-name="ro1">
          <table:table-cell table:number-columns-repeated="16384"/>
        </table:table-row>
      </table:table>
      <table:table table:name="Sheet1" table:style-name="ta3">
        <table:table-column table:style-name="co7" table:number-columns-repeated="9" table:default-cell-style-name="ce1"/>
        <table:table-column table:style-name="co25" table:default-cell-style-name="ce1"/>
        <table:table-column table:style-name="co7" table:number-columns-repeated="16374" table:default-cell-style-name="ce1"/>
        <table:table-row table:style-name="ro1">
          <table:table-cell office:value-type="string" table:style-name="ce2">
            <text:p>CODE</text:p>
          </table:table-cell>
          <table:table-cell office:value-type="string" table:style-name="ce2">
            <text:p>SECC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ECIO</text:p>
          </table:table-cell>
          <table:table-cell office:value-type="string" table:style-name="ce2">
            <text:p>FECHA</text:p>
          </table:table-cell>
          <table:table-cell office:value-type="string" table:style-name="ce2">
            <text:p>IMPORTADO</text:p>
          </table:table-cell>
          <table:table-cell office:value-type="string" table:style-name="ce2">
            <text:p>COUNTRY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">
            <text:p>FERRETERÍA</text:p>
          </table:table-cell>
          <table:table-cell table:number-columns-repeated="6" table:style-name="ce1"/>
          <table:table-cell office:value-type="string" table:style-name="ce1">
            <text:p>SUMA PRECIO</text:p>
          </table:table-cell>
          <table:table-cell office:value-type="float" office:value="0" table:formula="of:=DSUM([PRODUCTOS.A1:.F41];[PRODUCTOS.C1];[.A1:.G2]+[.A1:.G4])" table:style-name="ce1">
            <text:p>#VALUE!</text:p>
          </table:table-cell>
          <table:table-cell table:number-columns-repeated="16374"/>
        </table:table-row>
        <table:table-row table:style-name="ro1">
          <table:table-cell table:number-columns-repeated="6" table:style-name="ce1"/>
          <table:table-cell office:value-type="string" table:style-name="ce1">
            <text:p>ESPAÑA</text:p>
          </table:table-cell>
          <table:table-cell table:number-columns-repeated="16377" table:style-name="ce1"/>
        </table:table-row>
        <table:table-row table:style-name="ro1">
          <table:table-cell table:number-columns-repeated="6" table:style-name="ce1"/>
          <table:table-cell office:value-type="string" table:style-name="ce1">
            <text:p>Italia</text:p>
          </table:table-cell>
          <table:table-cell table:number-columns-repeated="16377" table:style-name="ce1"/>
        </table:table-row>
        <table:table-row table:number-rows-repeated="1048572" table:style-name="ro1">
          <table:table-cell table:number-columns-repeated="16384"/>
        </table:table-row>
      </table:table>
      <table:table table:name="Intereses" table:style-name="ta2"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7" table:number-columns-repeated="3" table:default-cell-style-name="ce1"/>
        <table:table-column table:style-name="co29" table:default-cell-style-name="ce1"/>
        <table:table-column table:style-name="co7" table:number-columns-repeated="16377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Capital</text:p>
          </table:table-cell>
          <table:table-cell office:value-type="float" office:value="212901.58891413041" table:style-name="ce1">
            <text:p>212901.5889</text:p>
          </table:table-cell>
          <table:table-cell table:style-name="ce1"/>
          <table:table-cell office:value-type="string" table:style-name="ce1">
            <text:p>Capital</text:p>
          </table:table-cell>
          <table:table-cell office:value-type="float" office:value="1000000" table:style-name="ce1">
            <text:p>100000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teres</text:p>
          </table:table-cell>
          <table:table-cell office:value-type="percentage" office:value="0.06" table:style-name="ce28">
            <text:p>6%</text:p>
          </table:table-cell>
          <table:table-cell table:style-name="ce1"/>
          <table:table-cell office:value-type="string" table:style-name="ce1">
            <text:p>Interes</text:p>
          </table:table-cell>
          <table:table-cell office:value-type="percentage" office:value="0.04" table:style-name="ce28">
            <text:p>4%</text:p>
          </table:table-cell>
          <table:table-cell table:style-name="ce1"/>
          <table:table-cell office:value-type="currency" office:value="-5000" table:formula="of:=[.B8]" table:style-name="ce29">
            <text:p>-Q5,000.00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0" table:style-name="ce1">
            <text:p>60</text:p>
          </table:table-cell>
          <table:table-cell office:value-type="float" office:value="70" table:style-name="ce1">
            <text:p>70</text:p>
          </table:table-cell>
          <table:table-cell office:value-type="float" office:value="80" table:style-name="ce1">
            <text:p>80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Cuotas</text:p>
          </table:table-cell>
          <table:table-cell office:value-type="float" office:value="48" table:formula="of:=12*4" table:style-name="ce1">
            <text:p>48</text:p>
          </table:table-cell>
          <table:table-cell table:style-name="ce1"/>
          <table:table-cell office:value-type="string" table:style-name="ce1">
            <text:p>Cuotas</text:p>
          </table:table-cell>
          <table:table-cell office:value-type="float" office:value="500" table:style-name="ce1">
            <text:p>500</text:p>
          </table:table-cell>
          <table:table-cell table:style-name="ce1"/>
          <table:table-cell office:value-type="percentage" office:value="0.02" table:style-name="ce28">
            <text:p>2%</text:p>
          </table:table-cell>
          <table:table-cell office:value-type="float" office:value="-5506.3614567693385" table:style-name="ce1">
            <text:p>-5506.361457</text:p>
          </table:table-cell>
          <table:table-cell office:value-type="float" office:value="-4441.4589471723293" table:style-name="ce1">
            <text:p>-4441.458947</text:p>
          </table:table-cell>
          <table:table-cell office:value-type="float" office:value="-3731.6879654413519" table:style-name="ce1">
            <text:p>-3731.687965</text:p>
          </table:table-cell>
          <table:table-cell office:value-type="float" office:value="-3224.8492424747101" table:style-name="ce1">
            <text:p>-3224.849242</text:p>
          </table:table-cell>
          <table:table-cell office:value-type="float" office:value="-2844.8431369183459" table:style-name="ce1">
            <text:p>-2844.843137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percentage" office:value="2.5000000000000001E-2" table:style-name="ce28">
            <text:p>3%</text:p>
          </table:table-cell>
          <table:table-cell office:value-type="float" office:value="-5552.9312144655269" table:style-name="ce1">
            <text:p>-5552.931214</text:p>
          </table:table-cell>
          <table:table-cell office:value-type="float" office:value="-4488.0836958092677" table:style-name="ce1">
            <text:p>-4488.083696</text:p>
          </table:table-cell>
          <table:table-cell office:value-type="float" office:value="-3778.4414848403831" table:style-name="ce1">
            <text:p>-3778.441485</text:p>
          </table:table-cell>
          <table:table-cell office:value-type="float" office:value="-3271.7736308611775" table:style-name="ce1">
            <text:p>-3271.773631</text:p>
          </table:table-cell>
          <table:table-cell office:value-type="float" office:value="-2891.9646419573342" table:style-name="ce1">
            <text:p>-2891.964642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ensualidad</text:p>
          </table:table-cell>
          <table:table-cell office:value-type="currency" office:value="-5000" table:formula="of:=PMT([.B3]/12;[.B4];[.B2])" table:style-name="ce29">
            <text:p>-Q5,000.00</text:p>
          </table:table-cell>
          <table:table-cell office:value-type="currency" office:value="-240000" table:formula="of:=[.B6]*48" table:style-name="ce29">
            <text:p>-Q240,000.00</text:p>
          </table:table-cell>
          <table:table-cell office:value-type="string" table:style-name="ce1">
            <text:p>Mensualidad</text:p>
          </table:table-cell>
          <table:table-cell table:style-name="ce29"/>
          <table:table-cell table:style-name="ce1"/>
          <table:table-cell office:value-type="percentage" office:value="0.03" table:style-name="ce28">
            <text:p>3%</text:p>
          </table:table-cell>
          <table:table-cell office:value-type="float" office:value="-5599.7462933304987" table:style-name="ce1">
            <text:p>-5599.746293</text:p>
          </table:table-cell>
          <table:table-cell office:value-type="float" office:value="-4535.015044641993" table:style-name="ce1">
            <text:p>-4535.015045</text:p>
          </table:table-cell>
          <table:table-cell office:value-type="float" office:value="-3825.562793085543" table:style-name="ce1">
            <text:p>-3825.562793</text:p>
          </table:table-cell>
          <table:table-cell office:value-type="float" office:value="-3319.1268948195652" table:style-name="ce1">
            <text:p>-3319.126895</text:p>
          </table:table-cell>
          <table:table-cell office:value-type="float" office:value="-2939.5759936794034" table:style-name="ce1">
            <text:p>-2939.575994</text:p>
          </table:table-cell>
          <table:table-cell table:number-columns-repeated="16372"/>
        </table:table-row>
        <table:table-row table:style-name="ro1">
          <table:table-cell table:number-columns-repeated="6" table:style-name="ce1"/>
          <table:table-cell office:value-type="percentage" office:value="3.5000000000000003E-2" table:style-name="ce28">
            <text:p>4%</text:p>
          </table:table-cell>
          <table:table-cell office:value-type="float" office:value="-5646.8064658204712" table:style-name="ce1">
            <text:p>-5646.806466</text:p>
          </table:table-cell>
          <table:table-cell office:value-type="float" office:value="-4582.2526568509502" table:style-name="ce1">
            <text:p>-4582.252657</text:p>
          </table:table-cell>
          <table:table-cell office:value-type="float" office:value="-3873.0514092882277" table:style-name="ce1">
            <text:p>-3873.051409</text:p>
          </table:table-cell>
          <table:table-cell office:value-type="float" office:value="-3366.908367734266" table:style-name="ce1">
            <text:p>-3366.908368</text:p>
          </table:table-cell>
          <table:table-cell office:value-type="float" office:value="-2987.6762912738377" table:style-name="ce1">
            <text:p>-2987.676291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A pagar</text:p>
          </table:table-cell>
          <table:table-cell office:value-type="currency" office:value="-5000" table:formula="of:=PMT([.B3]/12;[.B4];[.B2])" table:style-name="ce29">
            <text:p>-Q5,000.00</text:p>
          </table:table-cell>
          <table:table-cell table:number-columns-repeated="4" table:style-name="ce1"/>
          <table:table-cell office:value-type="percentage" office:value="0.04" table:style-name="ce28">
            <text:p>4%</text:p>
          </table:table-cell>
          <table:table-cell office:value-type="float" office:value="-5694.1114911744144" table:style-name="ce1">
            <text:p>-5694.111491</text:p>
          </table:table-cell>
          <table:table-cell office:value-type="float" office:value="-4629.7961697358123" table:style-name="ce1">
            <text:p>-4629.79617</text:p>
          </table:table-cell>
          <table:table-cell office:value-type="float" office:value="-3920.9068078383334" table:style-name="ce1">
            <text:p>-3920.906808</text:p>
          </table:table-cell>
          <table:table-cell office:value-type="float" office:value="-3415.1173120768403" table:style-name="ce1">
            <text:p>-3415.117312</text:p>
          </table:table-cell>
          <table:table-cell office:value-type="float" office:value="-3036.2645283352922" table:style-name="ce1">
            <text:p>-3036.264528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Seguro</text:p>
          </table:table-cell>
          <table:table-cell office:value-type="currency" office:value="-150" table:style-name="ce30">
            <text:p>-Q150.00<text:s/></text:p>
          </table:table-cell>
          <table:table-cell table:number-columns-repeated="4" table:style-name="ce1"/>
          <table:table-cell office:value-type="percentage" office:value="4.4999999999999998E-2" table:style-name="ce28">
            <text:p>5%</text:p>
          </table:table-cell>
          <table:table-cell office:value-type="float" office:value="-5741.6611154729526" table:style-name="ce1">
            <text:p>-5741.661115</text:p>
          </table:table-cell>
          <table:table-cell office:value-type="float" office:value="-4677.6451948495142" table:style-name="ce1">
            <text:p>-4677.645195</text:p>
          </table:table-cell>
          <table:table-cell office:value-type="float" office:value="-3969.1284186756011" table:style-name="ce1">
            <text:p>-3969.128419</text:p>
          </table:table-cell>
          <table:table-cell office:value-type="float" office:value="-3463.7529199110168" table:style-name="ce1">
            <text:p>-3463.75292</text:p>
          </table:table-cell>
          <table:table-cell office:value-type="float" office:value="-3085.3395937444861" table:style-name="ce1">
            <text:p>-3085.339594</text:p>
          </table:table-cell>
          <table:table-cell table:number-columns-repeated="16372"/>
        </table:table-row>
        <table:table-row table:style-name="ro1">
          <table:table-cell office:value-type="string" table:style-name="ce1">
            <text:p>Mensualidad</text:p>
          </table:table-cell>
          <table:table-cell office:value-type="currency" office:value="-5150" table:formula="of:=[.B8]+[.B9]" table:style-name="ce29">
            <text:p>-Q5,150.00</text:p>
          </table:table-cell>
          <table:table-cell table:number-columns-repeated="16382" table:style-name="ce1"/>
        </table:table-row>
        <table:table-row table:number-rows-repeated="1048566" table:style-name="ro1">
          <table:table-cell table:number-columns-repeated="16384"/>
        </table:table-row>
      </table:table>
      <table:table table:name="BANCOS" table:style-name="ta4">
        <table:scenario table:protected="true" table:is-active="false" table:scenario-ranges="BANCOS.B2:BANCOS.B4 BANCOS.B9" table:comment="Created by usuario on 14/04/2020" table:copy-back="false"/>
        <table:table-column/>
        <table:table-row>
          <table:table-cell table:number-columns-repeated="2"/>
        </table:table-row>
        <table:table-row>
          <table:table-cell/>
          <table:table-cell office:value-type="float" office:value="1000000"/>
        </table:table-row>
        <table:table-row>
          <table:table-cell/>
          <table:table-cell office:value-type="float" office:value="0.07"/>
        </table:table-row>
        <table:table-row>
          <table:table-cell/>
          <table:table-cell office:value-type="float" office:value="300"/>
        </table:table-row>
        <table:table-row table:number-rows-repeated="4">
          <table:table-cell table:number-columns-repeated="2"/>
        </table:table-row>
        <table:table-row>
          <table:table-cell/>
          <table:table-cell office:value-type="float" office:value="-150"/>
        </table:table-row>
      </table:table>
      <table:table table:name="BANCO 2" table:style-name="ta4">
        <table:scenario table:protected="true" table:is-active="true" table:scenario-ranges="'BANCO 2'.B2:'BANCO 2'.B4 'BANCO 2'.B9" table:comment="Created by usuario on 14/04/2020" table:copy-back="false"/>
        <table:table-column/>
        <table:table-row>
          <table:table-cell table:number-columns-repeated="2"/>
        </table:table-row>
        <table:table-row>
          <table:table-cell/>
          <table:table-cell office:value-type="float" office:value="1000000"/>
        </table:table-row>
        <table:table-row>
          <table:table-cell/>
          <table:table-cell office:value-type="float" office:value="0.04"/>
        </table:table-row>
        <table:table-row>
          <table:table-cell/>
          <table:table-cell office:value-type="float" office:value="500"/>
        </table:table-row>
        <table:table-row table:number-rows-repeated="4">
          <table:table-cell table:number-columns-repeated="2"/>
        </table:table-row>
        <table:table-row>
          <table:table-cell/>
          <table:table-cell office:value-type="float" office:value="-150"/>
        </table:table-row>
      </table:table>
      <table:table table:name="results" table:style-name="ta3">
        <table:table-column table:style-name="co7" table:number-columns-repeated="10" table:default-cell-style-name="ce1"/>
        <table:table-column table:style-name="co30" table:default-cell-style-name="ce1"/>
        <table:table-column table:style-name="co7" table:number-columns-repeated="16373" table:default-cell-style-name="ce1"/>
        <table:table-row table:style-name="ro1">
          <table:table-cell office:value-type="string" table:style-name="ce2">
            <text:p>SECC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ECIO</text:p>
          </table:table-cell>
          <table:table-cell office:value-type="string" table:style-name="ce2">
            <text:p>FECHA</text:p>
          </table:table-cell>
          <table:table-cell office:value-type="string" table:style-name="ce2">
            <text:p>IMPORTADO</text:p>
          </table:table-cell>
          <table:table-cell office:value-type="string" table:style-name="ce2">
            <text:p>COUNTRY</text:p>
          </table:table-cell>
          <table:table-cell table:number-columns-repeated="16378" table:style-name="ce1"/>
        </table:table-row>
        <table:table-row table:style-name="ro1">
          <table:table-cell table:number-columns-repeated="5" table:style-name="ce1"/>
          <table:table-cell office:value-type="string" table:style-name="ce1">
            <text:p>USA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7" table:style-name="ce1"/>
          <table:table-cell office:value-type="string" table:style-name="ce2">
            <text:p>SECC</text:p>
          </table:table-cell>
          <table:table-cell office:value-type="string" table:style-name="ce2">
            <text:p>NAME</text:p>
          </table:table-cell>
          <table:table-cell office:value-type="string" table:style-name="ce2">
            <text:p>PRECIO</text:p>
          </table:table-cell>
          <table:table-cell office:value-type="string" table:style-name="ce2">
            <text:p>FECHA</text:p>
          </table:table-cell>
          <table:table-cell office:value-type="string" table:style-name="ce2">
            <text:p>IMPORTADO</text:p>
          </table:table-cell>
          <table:table-cell office:value-type="string" table:style-name="ce2">
            <text:p>COUNTRY</text:p>
          </table:table-cell>
          <table:table-cell table:number-columns-repeated="16371"/>
        </table:table-row>
        <table:table-row table:style-name="ro1">
          <table:table-cell table:number-columns-repeated="7" table:style-name="ce1"/>
          <table:table-cell office:value-type="string" table:style-name="ce1">
            <text:p>DEPORTES</text:p>
          </table:table-cell>
          <table:table-cell office:value-type="string" table:style-name="ce1">
            <text:p>RAQUETA TENIS</text:p>
          </table:table-cell>
          <table:table-cell office:value-type="float" office:value="93.469399999999993" table:style-name="ce6">
            <text:p>93.47</text:p>
          </table:table-cell>
          <table:table-cell office:value-type="date" office:date-value="2000-03-20T00:00:00" table:style-name="ce7">
            <text:p>20/03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1"/>
        </table:table-row>
        <table:table-row table:style-name="ro1">
          <table:table-cell table:number-columns-repeated="7" table:style-name="ce1"/>
          <table:table-cell office:value-type="string" table:style-name="ce1">
            <text:p>DEPORTES</text:p>
          </table:table-cell>
          <table:table-cell office:value-type="string" table:style-name="ce1">
            <text:p>MANCUERNAS</text:p>
          </table:table-cell>
          <table:table-cell office:value-type="float" office:value="60" table:style-name="ce6">
            <text:p>60.00</text:p>
          </table:table-cell>
          <table:table-cell office:value-type="date" office:date-value="2000-09-13T00:00:00" table:style-name="ce7">
            <text:p>13/09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1"/>
        </table:table-row>
        <table:table-row table:style-name="ro1">
          <table:table-cell table:number-columns-repeated="7" table:style-name="ce1"/>
          <table:table-cell office:value-type="string" table:style-name="ce1">
            <text:p>DEPORTES</text:p>
          </table:table-cell>
          <table:table-cell office:value-type="string" table:style-name="ce1">
            <text:p>BALÓN RUGBY</text:p>
          </table:table-cell>
          <table:table-cell office:value-type="float" office:value="111.64400000000001" table:style-name="ce6">
            <text:p>111.64</text:p>
          </table:table-cell>
          <table:table-cell office:value-type="date" office:date-value="2000-11-11T00:00:00" table:style-name="ce7">
            <text:p>11/11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1"/>
        </table:table-row>
        <table:table-row table:style-name="ro1">
          <table:table-cell table:number-columns-repeated="7" table:style-name="ce1"/>
          <table:table-cell office:value-type="string" table:style-name="ce1">
            <text:p>DEPORTES</text:p>
          </table:table-cell>
          <table:table-cell office:value-type="string" table:style-name="ce1">
            <text:p>CRONÓMETRO</text:p>
          </table:table-cell>
          <table:table-cell office:value-type="float" office:value="439.1764" table:style-name="ce6">
            <text:p>439.18</text:p>
          </table:table-cell>
          <table:table-cell office:value-type="date" office:date-value="2002-01-03T00:00:00" table:style-name="ce7">
            <text:p>3/01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1"/>
        </table:table-row>
        <table:table-row table:style-name="ro1">
          <table:table-cell table:number-columns-repeated="7" table:style-name="ce1"/>
          <table:table-cell office:value-type="string" table:style-name="ce1">
            <text:p>DEPORTES</text:p>
          </table:table-cell>
          <table:table-cell office:value-type="string" table:style-name="ce1">
            <text:p>CAÑA DE PESCA</text:p>
          </table:table-cell>
          <table:table-cell office:value-type="float" office:value="270" table:style-name="ce6">
            <text:p>270.00</text:p>
          </table:table-cell>
          <table:table-cell office:value-type="date" office:date-value="2000-02-14T00:00:00" table:style-name="ce7">
            <text:p>14/02/2000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1"/>
        </table:table-row>
        <table:table-row table:style-name="ro1">
          <table:table-cell table:number-columns-repeated="7" table:style-name="ce1"/>
          <table:table-cell office:value-type="string" table:style-name="ce1">
            <text:p>FERRETERÍA</text:p>
          </table:table-cell>
          <table:table-cell office:value-type="string" table:style-name="ce1">
            <text:p>LLAVE INGLESA</text:p>
          </table:table-cell>
          <table:table-cell office:value-type="float" office:value="24.398599999999998" table:style-name="ce6">
            <text:p>24.40</text:p>
          </table:table-cell>
          <table:table-cell office:value-type="date" office:date-value="2001-05-23T00:00:00" table:style-name="ce7">
            <text:p>23/05/2001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1"/>
        </table:table-row>
        <table:table-row table:style-name="ro1">
          <table:table-cell table:number-columns-repeated="7" table:style-name="ce1"/>
          <table:table-cell office:value-type="string" table:style-name="ce1">
            <text:p>JUGUETERÍA</text:p>
          </table:table-cell>
          <table:table-cell office:value-type="string" table:style-name="ce1">
            <text:p>CONSOLA VIDEO</text:p>
          </table:table-cell>
          <table:table-cell office:value-type="float" office:value="442.5444" table:style-name="ce6">
            <text:p>442.54</text:p>
          </table:table-cell>
          <table:table-cell office:value-type="date" office:date-value="2002-09-24T00:00:00" table:style-name="ce7">
            <text:p>24/09/2002</text:p>
          </table:table-cell>
          <table:table-cell office:value-type="boolean" office:boolean-value="true" table:style-name="ce1">
            <text:p>TRUE</text:p>
          </table:table-cell>
          <table:table-cell office:value-type="string" table:style-name="ce1">
            <text:p>USA</text:p>
          </table:table-cell>
          <table:table-cell table:number-columns-repeated="16371"/>
        </table:table-row>
        <table:table-row table:number-rows-repeated="1048565" table:style-name="ro1">
          <table:table-cell table:number-columns-repeated="16384"/>
        </table:table-row>
        <table:named-expressions>
          <table:named-range table:name="Criteria" table:cell-range-address="results.$A$1:results.$F$2" table:base-cell-address="results.$A$1"/>
          <table:named-range table:name="Extract" table:cell-range-address="results.$H$4:results.$M$4" table:base-cell-address="results.$A$1"/>
        </table:named-expressions>
      </table:table>
      <table:named-expressions>
        <table:named-expression table:name="NativeTimeline_FECHA" table:expression="of:=&quot;&quot;" table:base-cell-address="PRODUCTOS.$A$1"/>
        <table:named-range table:name="PRODUCTOS" table:cell-range-address="PRODUCTOS.$A$1:PRODUCTOS.$G$41" table:base-cell-address="PRODUCTOS.$A$1"/>
      </table:named-expressions>
      <table:database-ranges>
        <table:database-range table:target-range-address="PRODUCTOS.A1:PRODUCTOS.F41" table:name="Table2"/>
        <table:database-range table:target-range-address="PRODUCTOS.A3:PRODUCTOS.F41">
          <table:sort>
            <table:sort-by table:field-number="5"/>
          </table:sort>
        </table:database-range>
      </table:database-ranges>
      <table:data-pilot-tables>
        <table:data-pilot-table table:name="PivotTable1" table:target-range-address="Sheet2.A1:Sheet2.D7" table:show-filter-button="false" table:buttons="Sheet2.A1 Sheet2.A4 Sheet2.B3">
          <table:source-cell-range table:cell-range-address="PRODUCTOS.A1:PRODUCTOS.F41"/>
          <table:data-pilot-field table:source-field-name="COUNTRY" table:orientation="page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SECC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CERÁMICA" table:display="true" table:show-details="false"/>
                <table:data-pilot-member table:name="CONFECCIÓN" table:display="true" table:show-details="false"/>
                <table:data-pilot-member table:name="DEPORTES" table:display="true" table:show-details="false"/>
                <table:data-pilot-member table:name="FERRETERÍA" table:display="true" table:show-details="false"/>
                <table:data-pilot-member table:name="JUGUETERÍA" table:display="true" table:show-details="false"/>
                <table:data-pilot-member table:name="OFICINA" table:display="true" table:show-details="fals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NAM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PRECIO" table:orientation="data" table:function="sum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FECHA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" table:date-start="auto" table:date-end="auto" table:grouped-by="months"/>
          </table:data-pilot-field>
          <table:data-pilot-field table:source-field-name="IMPORTADO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ascending"/>
              <table:data-pilot-layout-info table:layout-mode="outline-subtotals-top" table:add-empty-lines="false"/>
            </table:data-pilot-level>
          </table:data-pilot-field>
          <table:data-pilot-field table:source-field-name="Quarters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&lt;10/01/2000" table:display="true" table:show-details="false"/>
                <table:data-pilot-member table:name="Qtr1" table:display="true" table:show-details="false"/>
                <table:data-pilot-member table:name="Qtr2" table:display="true" table:show-details="false"/>
                <table:data-pilot-member table:name="Qtr3" table:display="true" table:show-details="false"/>
                <table:data-pilot-member table:name="Qtr4" table:display="true" table:show-details="false"/>
                <table:data-pilot-member table:name="&gt;25/09/2002" table:display="true" table:show-details="fals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FECHA" table:date-start="auto" table:date-end="auto" table:grouped-by="quarters"/>
          </table:data-pilot-field>
          <table:data-pilot-field table:source-field-name="Years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&lt;10/01/2000" table:display="true" table:show-details="false"/>
                <table:data-pilot-member table:name="2000" table:display="true" table:show-details="false"/>
                <table:data-pilot-member table:name="2001" table:display="true" table:show-details="false"/>
                <table:data-pilot-member table:name="2002" table:display="true" table:show-details="false"/>
                <table:data-pilot-member table:name="&gt;25/09/2002" table:display="true" table:show-details="false"/>
              </table:data-pilot-members>
              <table:data-pilot-sort-info table:sort-mode="manual" table:order="ascending"/>
              <table:data-pilot-layout-info table:layout-mode="outline-subtotals-top" table:add-empty-lines="false"/>
            </table:data-pilot-level>
            <table:data-pilot-groups table:source-field-name="FECHA" table:date-start="auto" table:date-end="auto" table:grouped-by="years"/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currency-style style:name="N12P0">
      <number:currency-symbol>Q</number:currency-symbol>
      <number:number number:decimal-places="2" number:min-integer-digits="1" number:grouping="true"/>
    </number:currency-style>
    <number:currency-style style:name="N12">
      <style:text-properties fo:color="#FF0000"/>
      <number:text>-</number:text>
      <number:currency-symbol>Q</number:currency-symbol>
      <number:number number:decimal-places="2" number:min-integer-digits="1" number:grouping="true"/>
      <style:map style:condition="value()&gt;=0" style:apply-style-name="N12P0"/>
    </number:currency-style>
    <number:percentage-style style:name="N13">
      <number:number number:decimal-places="0" number:min-integer-digits="1"/>
      <number:text>%</number:text>
    </number:percentage-style>
    <number:date-style style:name="N19">
      <number:day/>
      <number:text>/</number:text>
      <number:month number:style="long"/>
      <number:text>/</number:text>
      <number:year number:style="long"/>
    </number:date-style>
    <number:currency-style style:name="N36P0" number:language="es" number:country="GT">
      <number:text> </number:text>
      <number:currency-symbol number:language="es" number:country="GT">Q</number:currency-symbol>
      <number:number number:decimal-places="2" number:min-integer-digits="1" number:grouping="true"/>
      <number:text> </number:text>
    </number:currency-style>
    <number:currency-style style:name="N36P1" number:language="es" number:country="GT">
      <number:text>-</number:text>
      <number:currency-symbol number:language="es" number:country="GT">Q</number:currency-symbol>
      <number:number number:decimal-places="2" number:min-integer-digits="1" number:grouping="true"/>
      <number:text> </number:text>
    </number:currency-style>
    <number:currency-style style:name="N36P2" number:language="es" number:country="GT">
      <number:text> </number:text>
      <number:currency-symbol number:language="es" number:country="GT">Q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usuario</meta:initial-creator>
    <dc:creator>usuario</dc:creator>
    <meta:creation-date>2020-04-07T19:50:08Z</meta:creation-date>
    <dc:date>2020-04-14T23:00:08Z</dc:date>
    <meta:print-date>2020-04-14T20:36:47Z</meta:print-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family="chart" style:name="Plt0">
      <style:chart-properties chart:three-dimensional="true" chart:deep="false" chart:stacked="true" chart:auto-position="true" chart:right-angled-axes="true"/>
      <style:graphic-properties draw:fill="none" draw:stroke="none"/>
    </style:style>
    <style:style style:family="chart" style:name="Flr0">
      <style:chart-properties chart:auto-size="true"/>
      <style:graphic-properties draw:fill="none" draw:stroke="none"/>
    </style:style>
    <style:style style:family="chart" style:name="Wal0">
      <style:chart-properties chart:auto-size="true"/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Crt0">
      <style:chart-properties chart:three-dimensional="true" chart:deep="false" chart:symbol-type="none" chart:vertical="false" chart:connect-bars="false" chart:solid-type="cuboid" chart:stacked="tru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4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472c4" draw:opacity="100%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16.0pt" svg:width="361.3125196850394pt" chart:style-name="Crt0">
        <chart:title chart:style-name="CT00">
          <text:p text:style-name="a0" text:class-names="" text:cond-style-name="">PRECIO</text:p>
        </chart:title>
        <chart:plot-area chart:style-name="Plt0" dr3d:transform="matrix (0.99564446382742022 -2.9808720977665768E-2 -8.8337657901281785E-2 3.6833428844505134E-2 0.99619477459360894 7.8989047291029929E-2 8.5646950730104698E-2 -8.1898786474913679E-2 0.99295376962100934 0cm 0cm 0cm)" dr3d:vrp="(17634.621837378301 10271.482381764699 24594.863908273899 )" dr3d:vpn="(0.416199821709347 0.173649045905254 0.892537795986984)" dr3d:vup="(-0.0733876362771618 0.984807599917971 -0.157379306090273)" dr3d:projection="perspective" dr3d:distance="4.2cm" dr3d:focal-length="8cm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PRODUCTOS.$A$2:.$A$15"/>
          </chart:axis>
          <chart:axis chart:dimension="z" chart:name="primary-z" chart:style-name="Axs1"/>
          <chart:series chart:label-cell-address="PRODUCTOS.$C$1" chart:values-cell-range-address="PRODUCTOS.$C$2:.$C$15" chart:class="chart:bar" chart:attached-axis="primary-y" chart:style-name="G0S0">
            <chart:data-point chart:repeated="14"/>
          </chart:series>
          <chart:wall chart:style-name="Wal0" svg:width="0.0pt"/>
          <chart:floor chart:style-name="Flr0" svg:width="0.0pt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